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Mono PS" svg:font-family="'Nimbus Mono PS'"/>
    <style:font-face style:name="Nimbus Mono PS1" svg:font-family="'Nimbus Mono PS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7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imbus Mono PS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style:font-name="Nimbus Mono PS1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style:font-name="Nimbus Mono PS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imbus Mono PS" fo:font-size="12pt" fo:font-weight="bold" style:font-name-asian="Nimbus Mono PS" style:font-size-asian="12pt" style:font-weight-asian="bold" style:font-name-complex="Nimbus Mono PS" style:font-size-complex="12pt" style:font-weight-complex="bold"/>
    </style:style>
    <style:style style:name="ce5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  <style:text-properties style:font-name="Nimbus Mono PS1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imbus Mono PS1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imbus Mono PS1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ce1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number-columns-repeated="2"/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□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style-name="ce3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2" office:value-type="float" office:value="10" calcext:value-type="float">
            <text:p>1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style-name="ce7" table:number-columns-repeated="2"/>
          <table:table-cell/>
        </table:table-row>
        <table:table-row table:style-name="ro1"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number-columns-repeated="4"/>
          <table:table-cell table:style-name="ce3" office:value-type="float" office:value="8" calcext:value-type="float">
            <text:p>8</text:p>
          </table:table-cell>
          <table:table-cell table:number-columns-repeated="7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Default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Mono PS" svg:font-family="'Nimbus Mono PS'"/>
    <style:font-face style:name="Nimbus Mono PS1" svg:font-family="'Nimbus Mono PS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00:31:42.592299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00:23:24.440367478</meta:creation-date>
    <dc:date>2025-01-19T00:57:31.390012137</dc:date>
    <meta:editing-duration>PT18H25M31S</meta:editing-duration>
    <meta:editing-cycles>6</meta:editing-cycles>
    <meta:generator>LibreOffice/7.1.8.1$Linux_X86_64 LibreOffice_project/10$Build-1</meta:generator>
    <meta:document-statistic meta:table-count="1" meta:cell-count="55" meta:object-count="0"/>
  </office:meta>
</office:document-meta>
</file>